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985cm" svg:height="5.08cm" svg:x="5.715cm" svg:y="6.98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2" draw:text-style-name="P1" draw:layer="layout" svg:x1="7.62cm" svg:y1="10.16cm" svg:x2="8.89cm" svg:y2="6.985cm">
          <text:p/>
        </draw:line>
        <draw:line draw:style-name="gr3" draw:text-style-name="P1" draw:layer="layout" svg:x1="5.715cm" svg:y1="6.985cm" svg:x2="6.985cm" svg:y2="3.81cm">
          <text:p/>
        </draw:line>
        <draw:line draw:style-name="gr3" draw:text-style-name="P1" draw:layer="layout" svg:x1="12.7cm" svg:y1="12.065cm" svg:x2="14.605cm" svg:y2="8.255cm">
          <text:p/>
        </draw:line>
        <draw:line draw:style-name="gr3" draw:text-style-name="P1" draw:layer="layout" svg:x1="5.715cm" svg:y1="12.065cm" svg:x2="7.62cm" svg:y2="7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30T04:09:51</meta:creation-date>
    <dc:date>2007-05-30T04:24:09</dc:date>
    <dc:language>en-US</dc:language>
    <meta:editing-cycles>5</meta:editing-cycles>
    <meta:user-defined meta:name="Info 1"/>
    <meta:user-defined meta:name="Info 2"/>
    <meta:user-defined meta:name="Info 3"/>
    <meta:user-defined meta:name="Info 4"/>
    <meta:document-statistic meta:object-count="5"/>
  </office:meta>
</office:document-meta>
</file>